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1C88CAD542DB52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04cm, 0cm, 15.023cm, 29.65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cm" svg:height="3.099cm" svg:x="6.5cm" svg:y="10.2cm">
          <draw:image xlink:href="Pictures/1000020100000556000003001C88CAD542DB52C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18T13:56:34.625763203</dc:date>
    <meta:editing-duration>PT2M50S</meta:editing-duration>
    <meta:editing-cycles>2</meta:editing-cycles>
    <meta:generator>LibreOffice/6.0.6.2$Linux_X86_64 LibreOffice_project/00m0$Build-2</meta:generator>
    <meta:document-statistic meta:object-count="1"/>
  </office:meta>
</office:document-meta>
</file>